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103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77bc2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4"><draw:image xlink:href="Pictures/100002010000004A000000241926C3BF250C1EA9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7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орисенко Арсеній</text:p>
          </table:table-cell>
          <table:table-cell table:style-name="Таблица1.C2" office:value-type="string">
            <text:p text:style-name="P29">1<text:span text:style-name="T7">0</text:span>-<text:span text:style-name="T9">Б</text:span></text:p>
          </table:table-cell>
          <table:table-cell table:style-name="Таблица1.D2" office:value-type="string">
            <text:p text:style-name="P72"><text:span text:style-name="T7">05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130114072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Височина Євгенія</text:p>
          </table:table-cell>
          <table:table-cell table:style-name="Таблица1.C3" office:value-type="string">
            <text:p text:style-name="P40">1<text:span text:style-name="T7">0</text:span>-<text:span text:style-name="T9">Б</text:span></text:p>
          </table:table-cell>
          <table:table-cell table:style-name="Таблица1.D3" office:value-type="string">
            <text:p text:style-name="P104"><text:span text:style-name="T7">05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0917092539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10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Гладкова Марія</text:p>
          </table:table-cell>
          <table:table-cell table:style-name="Таблица1.C4" office:value-type="string">
            <text:p text:style-name="P40">1<text:span text:style-name="T7">0</text:span>-<text:span text:style-name="T9">Б</text:span></text:p>
          </table:table-cell>
          <table:table-cell table:style-name="Таблица1.D4" office:value-type="string">
            <text:p text:style-name="P104"><text:span text:style-name="T7">05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10693685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рищенко Інна</text:p>
          </table:table-cell>
          <table:table-cell table:style-name="Таблица1.C5" office:value-type="string">
            <text:p text:style-name="P40">1<text:span text:style-name="T7">0</text:span>-<text:span text:style-name="T9">Б</text:span></text:p>
          </table:table-cell>
          <table:table-cell table:style-name="Таблица1.D5" office:value-type="string">
            <text:p text:style-name="P104"><text:span text:style-name="T7">05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23863660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Євсюков Микита</text:p>
          </table:table-cell>
          <table:table-cell table:style-name="Таблица1.C6" office:value-type="string">
            <text:p text:style-name="P40">1<text:span text:style-name="T7">0</text:span>-<text:span text:style-name="T9">Б</text:span></text:p>
          </table:table-cell>
          <table:table-cell table:style-name="Таблица1.D6" office:value-type="string">
            <text:p text:style-name="P104"><text:span text:style-name="T7">05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03724954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Єчкало Маргарита</text:p>
          </table:table-cell>
          <table:table-cell table:style-name="Таблица1.C7" office:value-type="string">
            <text:p text:style-name="P40">1<text:span text:style-name="T7">0</text:span>-<text:span text:style-name="T9">Б</text:span></text:p>
          </table:table-cell>
          <table:table-cell table:style-name="Таблица1.D7" office:value-type="string">
            <text:p text:style-name="P104"><text:span text:style-name="T7">05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07817517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Іванова Катерина</text:p>
          </table:table-cell>
          <table:table-cell table:style-name="Таблица1.C8" office:value-type="string">
            <text:p text:style-name="P40">1<text:span text:style-name="T7">0</text:span>-<text:span text:style-name="T9">Б</text:span></text:p>
          </table:table-cell>
          <table:table-cell table:style-name="Таблица1.D8" office:value-type="string">
            <text:p text:style-name="P104"><text:span text:style-name="T7">05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13486258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арпачов Сергій</text:p>
          </table:table-cell>
          <table:table-cell table:style-name="Таблица1.C9" office:value-type="string">
            <text:p text:style-name="P40">1<text:span text:style-name="T7">0</text:span>-<text:span text:style-name="T9">Б</text:span></text:p>
          </table:table-cell>
          <table:table-cell table:style-name="Таблица1.D9" office:value-type="string">
            <text:p text:style-name="P104"><text:span text:style-name="T7">05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11032267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Кацен Анастасія</text:p>
          </table:table-cell>
          <table:table-cell table:style-name="Таблица1.C10" office:value-type="string">
            <text:p text:style-name="P40">1<text:span text:style-name="T7">0</text:span>-<text:span text:style-name="T9">Б</text:span></text:p>
          </table:table-cell>
          <table:table-cell table:style-name="Таблица1.D10" office:value-type="string">
            <text:p text:style-name="P104"><text:span text:style-name="T7">05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0608931524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3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лимчук Кристина</text:p>
          </table:table-cell>
          <table:table-cell table:style-name="Таблица1.C11" office:value-type="string">
            <text:p text:style-name="P40">1<text:span text:style-name="T7">0</text:span>-<text:span text:style-name="T9">Б</text:span></text:p>
          </table:table-cell>
          <table:table-cell table:style-name="Таблица1.D11" office:value-type="string">
            <text:p text:style-name="P104"><text:span text:style-name="T7">05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04138689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Ковальська Анастасія</text:p>
          </table:table-cell>
          <table:table-cell table:style-name="Таблица1.C12" office:value-type="string">
            <text:p text:style-name="P40">1<text:span text:style-name="T7">0</text:span>-<text:span text:style-name="T9">Б</text:span></text:p>
          </table:table-cell>
          <table:table-cell table:style-name="Таблица1.D12" office:value-type="string">
            <text:p text:style-name="P104"><text:span text:style-name="T7">05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18104481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Крісюк Неллі</text:p>
          </table:table-cell>
          <table:table-cell table:style-name="Таблица1.C13" office:value-type="string">
            <text:p text:style-name="P40">1<text:span text:style-name="T7">0</text:span>-<text:span text:style-name="T9">Б</text:span></text:p>
          </table:table-cell>
          <table:table-cell table:style-name="Таблица1.D13" office:value-type="string">
            <text:p text:style-name="P104"><text:span text:style-name="T7">05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041733460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Куршубадзе Лоліта</text:p>
          </table:table-cell>
          <table:table-cell table:style-name="Таблица1.C14" office:value-type="string">
            <text:p text:style-name="P40">1<text:span text:style-name="T7">0</text:span>-<text:span text:style-name="T9">Б</text:span></text:p>
          </table:table-cell>
          <table:table-cell table:style-name="Таблица1.D14" office:value-type="string">
            <text:p text:style-name="P104"><text:span text:style-name="T7">05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04081166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Левкович Ілля</text:p>
          </table:table-cell>
          <table:table-cell table:style-name="Таблица1.C15" office:value-type="string">
            <text:p text:style-name="P40">1<text:span text:style-name="T7">0</text:span>-<text:span text:style-name="T9">Б</text:span></text:p>
          </table:table-cell>
          <table:table-cell table:style-name="Таблица1.D15" office:value-type="string">
            <text:p text:style-name="P104"><text:span text:style-name="T7">05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173404212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Лисенко Олег</text:p>
          </table:table-cell>
          <table:table-cell table:style-name="Таблица1.C16" office:value-type="string">
            <text:p text:style-name="P40">1<text:span text:style-name="T7">0</text:span>-<text:span text:style-name="T9">Б</text:span></text:p>
          </table:table-cell>
          <table:table-cell table:style-name="Таблица1.D16" office:value-type="string">
            <text:p text:style-name="P104"><text:span text:style-name="T7">05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210116438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>Лохматова Дар'я</text:p>
          </table:table-cell>
          <table:table-cell table:style-name="Таблица1.C17" office:value-type="string">
            <text:p text:style-name="P40">1<text:span text:style-name="T7">0</text:span>-<text:span text:style-name="T9">Б</text:span></text:p>
          </table:table-cell>
          <table:table-cell table:style-name="Таблица1.D17" office:value-type="string">
            <text:p text:style-name="P104"><text:span text:style-name="T7">05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13631403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>Манохіна Катерина</text:p>
          </table:table-cell>
          <table:table-cell table:style-name="Таблица1.C18" office:value-type="string">
            <text:p text:style-name="P40">1<text:span text:style-name="T7">0</text:span>-<text:span text:style-name="T9">Б</text:span></text:p>
          </table:table-cell>
          <table:table-cell table:style-name="Таблица1.D18" office:value-type="string">
            <text:p text:style-name="P104"><text:span text:style-name="T7">05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23204338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>Маркута Діана</text:p>
          </table:table-cell>
          <table:table-cell table:style-name="Таблица1.C19" office:value-type="string">
            <text:p text:style-name="P40">1<text:span text:style-name="T7">0</text:span>-<text:span text:style-name="T9">Б</text:span></text:p>
          </table:table-cell>
          <table:table-cell table:style-name="Таблица1.D19" office:value-type="string">
            <text:p text:style-name="P104"><text:span text:style-name="T7">05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><draw:frame draw:style-name="fr1" draw:name="Изображение17" text:anchor-type="paragraph" svg:x="0.203cm" svg:y="0.575cm" svg:width="1.953cm" svg:height="0.947cm" draw:z-index="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13087608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>Підлужний Ілля</text:p>
          </table:table-cell>
          <table:table-cell table:style-name="Таблица1.C20" office:value-type="string">
            <text:p text:style-name="P40">1<text:span text:style-name="T7">0</text:span>-<text:span text:style-name="T9">Б</text:span></text:p>
          </table:table-cell>
          <table:table-cell table:style-name="Таблица1.D20" office:value-type="string">
            <text:p text:style-name="P104"><text:span text:style-name="T7">05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><draw:frame draw:style-name="fr1" draw:name="Изображение21" text:anchor-type="paragraph" svg:x="0.203cm" svg:y="0.497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20967517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>Почтарьова Софія</text:p>
          </table:table-cell>
          <table:table-cell table:style-name="Таблица1.C21" office:value-type="string">
            <text:p text:style-name="P40">1<text:span text:style-name="T7">0</text:span>-<text:span text:style-name="T9">Б</text:span></text:p>
          </table:table-cell>
          <table:table-cell table:style-name="Таблица1.D21" office:value-type="string">
            <text:p text:style-name="P104"><text:span text:style-name="T7">05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200298995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8">Пригода Надія</text:p>
          </table:table-cell>
          <table:table-cell table:style-name="Таблица1.C22" office:value-type="string">
            <text:p text:style-name="P40">1<text:span text:style-name="T7">0</text:span>-<text:span text:style-name="T9">Б</text:span></text:p>
          </table:table-cell>
          <table:table-cell table:style-name="Таблица1.D22" office:value-type="string">
            <text:p text:style-name="P104"><text:span text:style-name="T7">05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><draw:frame draw:style-name="fr1" draw:name="Изображение23" text:anchor-type="paragraph" svg:x="0.203cm" svg:y="0.623cm" svg:width="1.953cm" svg:height="0.947cm" draw:z-index="1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15405271378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3" office:value-type="string">
            <text:p text:style-name="P28">Рожков Артем</text:p>
          </table:table-cell>
          <table:table-cell table:style-name="Таблица1.C23" office:value-type="string">
            <text:p text:style-name="P40">1<text:span text:style-name="T7">0</text:span>-<text:span text:style-name="T9">Б</text:span></text:p>
          </table:table-cell>
          <table:table-cell table:style-name="Таблица1.D23" office:value-type="string">
            <text:p text:style-name="P104"><text:span text:style-name="T7">05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p text:style-name="P41"/>
          </table:table-cell>
          <table:table-cell table:style-name="Таблица1.B24" office:value-type="string">
            <text:p text:style-name="P90"/>
          </table:table-cell>
          <table:table-cell table:style-name="Таблица1.C24" office:value-type="string">
            <text:p text:style-name="P39"/>
          </table:table-cell>
          <table:table-cell table:style-name="Таблица1.D24" office:value-type="string">
            <text:p text:style-name="P72"/>
          </table:table-cell>
          <table:table-cell table:style-name="Таблица1.E24" office:value-type="string">
            <text:p text:style-name="P29"/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154079768105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542324564036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54219312336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542314908109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1541616756360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2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1"/>
          </table:table-cell>
          <table:table-cell table:style-name="Таблица1.G29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154047136821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40994652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10234527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06586382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2236771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32546790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50256260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22978231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79483546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66166375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07591258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89278194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33000355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4249150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34581627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49340083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07108494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28775405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20593043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49531885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38510969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39058361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0724939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85503395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37314942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053416483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5444587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14854197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14404119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154232231220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0439089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22825155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22919896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4422416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05622215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24346246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9666778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5861311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2250523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2182861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4546122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4229707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3469840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2258377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3400516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07421784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7091804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09870928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3794351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07161503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17869478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0746471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15407468429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12459216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08505016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13749657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07180183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12859323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21769951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25323323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13680775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1115905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15421814221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15408192961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5067710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7489608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525790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6126913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0138323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1892800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9926046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2377437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5134496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7779673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5690313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0597378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5001318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1271744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5161784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60814015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4817273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3258207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2330175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9910733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0055458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8901049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7801828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8563692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21806809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063807089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8917094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264158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0834298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1876846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9969539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5881641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15415049945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1542142844997" text:continue-list="list81541504994558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5927475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6654532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4693876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3115654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7650294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0223571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6018215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868897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766124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542574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4558329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5483930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8438503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07832661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0545306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0241292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0203357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6058480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0066472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2252600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9649881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26383569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15414279625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5416540579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5421425826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5423533332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5422355553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5418983399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1540613482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1540606839293" text:continue-list="list81540613482588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073375049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25642503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89843695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03837981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1861414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1555014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07545490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3319723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0768307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4072069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3109975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18584204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059912120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70679341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67242249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85193254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09504933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25185974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067378400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059497882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3076990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7672606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154139246120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09155734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09327303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23819567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162738967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225114305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25456903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092425514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15422495864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1542100297717" text:continue-list="list81542249586435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2184041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07918881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07424553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0946725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0581822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0727433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560492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7292809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6181394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07704197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3712368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0693496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7101262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08889513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967664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3239905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7877561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06673165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155669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8302686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9798569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12317962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15422185125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5410940845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5420049813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541458596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5419322411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5408745544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15407742438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1541495101649" text:continue-list="list81540774243826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06948460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6235009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80026586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15412963003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1470851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27663042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07727005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66052890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34795972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6108316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55161345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070558064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9322981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24826663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2710866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077744294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02313164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02927964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52467241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3529690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088657444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159829006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154239357316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17363096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257601084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19977074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081096903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117562991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21373877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154230345507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1542720641238" text:continue-list="list81542303455071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2013310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8049467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6215020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3605503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5192658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6863889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5573095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15410545235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0325556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1131071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8644785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2126663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1243363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3237181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355617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271459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497315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0640563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0544883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0482995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7817822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3732339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2667456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15410945021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5419703085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5426290645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5410039911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15417543579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1541428371435" text:continue-list="list81541754357958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0110808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239004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2211224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5498120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5434578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6989163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4723529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3860628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0801359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8293308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09796708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0517201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851982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0072615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607160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559076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7425846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8108503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9616391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15691338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9531084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0220838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15428832056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815413236297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1541322538713" text:continue-list="list81541323629771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7528714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4176272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4660849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0486951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0899711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3187967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2004563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7080277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6692247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2683509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4134012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0580184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7122336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9697651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2588091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3603344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9284184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8422359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6138397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0346899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2808582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09191016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21613562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15415946603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1541197933174" text:continue-list="list81541594660351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6987844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8135947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0006954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1265203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6500224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207059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4536480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6668323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2583670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897908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15416087052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199644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8653010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6194230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4699773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329657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9423053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7839501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305666667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1229377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4274033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1432701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15426458761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5413865476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5410197574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5420031616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542660652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5426810983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1541794590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1541112918885" text:continue-list="list81541794590685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722593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2304300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6836936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3266371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1551628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8287664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2886803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9954233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30594896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9341418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9335421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6276716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9596467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196736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5632885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1099995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1695772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270893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5000441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1228502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18509330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090161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15429921662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1191345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09949995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15778801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17298378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19051977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15393184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18574369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15429328413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1541674444995" text:continue-list="list81542932841302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6038367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1081750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7547154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2180765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2763594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8214381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8280961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4226846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3917400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5859859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30527713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8466993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6775792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2002558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5602801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5428275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5713454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1373483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5352288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0767004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30279269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5265662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8428527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0029474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64290747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4253520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0501004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9388622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1723661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151030127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15423509578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1542043028520" text:continue-list="list81542350957875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1251768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7829843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342125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7670491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1444398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9693563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750945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1690779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420881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3533135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6874163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9641710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9340000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5214365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8725694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1941260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31305492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8022307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0996458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7250509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6594727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24367859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15432470919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5422461597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5416851686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5423154174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5427030015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15425224101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1542659253390" text:continue-list="list81542522410172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3019488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5766215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2531329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3169639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1385596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3491814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4391660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8379141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8383392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8882342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30478821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31388787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30588300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71121470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63276560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9393453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3335997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6563759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4117337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0991216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9877643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56387602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8032195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3251873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24610529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31733240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17179300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15432956828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1542115475865" text:continue-list="list81543295682824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179887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6378412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2435927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5290490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0093579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28164857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5182368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9899887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25923038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2816280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25576773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9545117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0962993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3413489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302819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2404463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5275054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2249006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26196530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2574036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32454701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3216878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15418676987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28824279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30932666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20830028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21373847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16021443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15546317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20287414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19229094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26695744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15423366472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1542436455423" text:continue-list="list81542336647203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78779201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31578524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88177734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5541537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3872529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7659184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30749655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78419535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304830875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92751503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3097714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6667570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7911706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93109801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3335815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4720051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7631245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6784938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7291518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97720956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50504824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30348351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0643730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30990507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5400243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13744132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9626368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6707336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44928340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245367170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9568100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6764947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15415861541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15:40.004209592</dc:date>
    <meta:editing-duration>PT1H21M50S</meta:editing-duration>
    <meta:editing-cycles>15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115" meta:non-whitespace-character-count="23283"/>
  </office:meta>
</office:document-meta>
</file>